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7.95pt"/>
    </style:style>
    <style:style style:name="co2" style:family="table-column">
      <style:table-column-properties fo:break-before="auto" style:column-width="109.96pt"/>
    </style:style>
    <style:style style:name="co3" style:family="table-column">
      <style:table-column-properties fo:break-before="auto" style:column-width="44.16pt"/>
    </style:style>
    <style:style style:name="co4" style:family="table-column">
      <style:table-column-properties fo:break-before="auto" style:column-width="283.44pt"/>
    </style:style>
    <style:style style:name="co5" style:family="table-column">
      <style:table-column-properties fo:break-before="auto" style:column-width="513.04pt"/>
    </style:style>
    <style:style style:name="co6" style:family="table-column">
      <style:table-column-properties fo:break-before="auto" style:column-width="51.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color="#dddddd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XML</text:p>
          </table:table-cell>
          <table:table-cell table:style-name="ce1" table:number-columns-repeated="2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ource</text:p>
          </table:table-cell>
          <table:table-cell table:style-name="ce1" office:value-type="string" calcext:value-type="string">
            <text:p>SIR F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DENT_NUMBER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Toronto Fire Incident Number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TYPE</text:p>
          </table:table-cell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Event typ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TCH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ISPATCH 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IVE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RRIVE_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TYPE_CD</text:p>
          </table:table-cell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Event type cod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_STREET</text:p>
          </table:table-cell>
          <table:table-cell office:value-type="string" calcext:value-type="string">
            <text:p>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_STREET</text:p>
          </table:table-cell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Main Street of Incident (blank for medical calls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SA</text:p>
          </table:table-cell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losest Cross Street (if available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_UNIT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pparatus Responding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RE_DEPT_INCIDENT</text:p>
          </table:table-cell>
          <table:table-cell table:style-name="ce2" table:number-columns-repeated="2"/>
          <table:table-cell table:style-name="ce2" office:value-type="string" calcext:value-type="string">
            <text:p>SIR Fire Department Incident Number</text:p>
          </table:table-cell>
          <table:table-cell table:style-name="ce2" office:value-type="string" calcext:value-type="string">
            <text:p>Standard Incident Report</text:p>
          </table:table-cell>
          <table:table-cell table:style-name="ce2" office:value-type="string" calcext:value-type="string">
            <text:p>Fire Dept Incident #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FD_ST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ire Department Station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S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M_INVESTIGATIONS_CONTACTE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FM Investigation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FM Investations conta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D_TO_FROM_OTHER_DEPTS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id to/from other fire department(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cident Location 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NF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Dept ID 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NFPP or F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DENT_DATE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Date Of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ate Of Inc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CALL_HO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call receiv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CALL_MI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call receiv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CALL_SEC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call receiv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TCH_HO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dispatch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TCH_MI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dispatch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TCH_SEC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dispatch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CENE_HO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arriving unit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CENE_MI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arriving unit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CENE_SEC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arriving unit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UNIT_PERSONN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umber of personnel responding on first apparatu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unit # perso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_NUM_PERSONN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otal number of personnel responding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Total # perso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_K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stimated distance from station to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KM. distan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LARM_TO_FD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4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Alarm to F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PONSE_TYPE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Respons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otal number of person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Resc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F_INJURI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irefighters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inju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F_FATALITI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irefighter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fatalit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NT_APP_HOUR</text:p>
          </table:table-cell>
          <table:table-cell table:number-columns-repeated="2"/>
          <table:table-cell office:value-type="string" calcext:value-type="string">
            <text:p>Time of day agent first appli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NT_APP_MIN</text:p>
          </table:table-cell>
          <table:table-cell table:number-columns-repeated="2"/>
          <table:table-cell office:value-type="string" calcext:value-type="string">
            <text:p>Time of day agent first appli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NT_APP_SEC</text:p>
          </table:table-cell>
          <table:table-cell table:number-columns-repeated="2"/>
          <table:table-cell office:value-type="string" calcext:value-type="string">
            <text:p>Time of day agent first appli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DATE</text:p>
          </table:table-cell>
          <table:table-cell table:number-columns-repeated="2"/>
          <table:table-cell office:value-type="string" calcext:value-type="string">
            <text:p>Date fire under control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HOUR</text:p>
          </table:table-cell>
          <table:table-cell table:number-columns-repeated="2"/>
          <table:table-cell office:value-type="string" calcext:value-type="string">
            <text:p>Time of day fire under control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MIN</text:p>
          </table:table-cell>
          <table:table-cell table:number-columns-repeated="2"/>
          <table:table-cell office:value-type="string" calcext:value-type="string">
            <text:p>Time of day fire under control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SEC</text:p>
          </table:table-cell>
          <table:table-cell table:number-columns-repeated="2"/>
          <table:table-cell office:value-type="string" calcext:value-type="string">
            <text:p>Time of day fire under control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ATUS_ON_ARRIVAL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Status_on_arri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Wa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_CONTROL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roperty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A_OF_ORIGI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rea Of Ori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NITION_SOUR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gnition Source/Equ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L_OF_IGNITION_SOUR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uel/Energy of Ignition Sou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CT_OR_MATERIAL_FIRST_IGNITED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bject/Material first igni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SIBLE_CAUS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_PURPOS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Purp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_FUEL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Fu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_LOS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stimated los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imated $ loss (dollars onl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URANCE_ESTIMAT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sur Est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_VALUE_AT_RISK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total value at ris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Total Expos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xposure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ILIAN_FIRE_INJUR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ivilian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Inju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ILIAN_FIRE_FATAL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ivilian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Fatalit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D_CHILDRE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umber of children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Childr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D_ADULT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umber of adult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Adul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D_SENIO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umber of senior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Seni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YSICAL_CONDITION_1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YSICAL_CONDITION_2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YSICAL_CONDITION_3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_FIRE_CONTROL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Fire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_EVACUATIO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Evac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_EVACUATION_REASON_1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_EVACUATION_REASON_2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s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sed for grouped data reporting only: Person directly associated with fire igntion ge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sed for grouped data reporting only: Person directly associated with fire igntion 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sed for grouped data reporting only: Person directly associated with fire igntion key fa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5] &amp; &quot; contacted&quot;" office:value-type="string" office:string-value="OPP contacted" calcext:value-type="string">
            <text:p>OPP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O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6] &amp; &quot; contacted&quot;" office:value-type="string" office:string-value="MOE contacted" calcext:value-type="string">
            <text:p>MO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7] &amp; &quot; contacted&quot;" office:value-type="string" office:string-value="TSSA contacted" calcext:value-type="string">
            <text:p>TS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TS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8] &amp; &quot; contacted&quot;" office:value-type="string" office:string-value="ESA contacted" calcext:value-type="string">
            <text:p>E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9] &amp; &quot; contacted&quot;" office:value-type="string" office:string-value="MOL contacted" calcext:value-type="string">
            <text:p>MOL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80] &amp; &quot; contacted&quot;" office:value-type="string" office:string-value="EMS contacted" calcext:value-type="string">
            <text:p>EM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UTEC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81] &amp; &quot; contacted&quot;" office:value-type="string" office:string-value="CANUTEC contacted" calcext:value-type="string">
            <text:p>CANUTEC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CANUT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82] &amp; &quot; contacted&quot;" office:value-type="string" office:string-value="GAS contacted" calcext:value-type="string">
            <text:p>GA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G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O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83] &amp; &quot; contacted&quot;" office:value-type="string" office:string-value="HYDRO contacted" calcext:value-type="string">
            <text:p>HYDRO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HYD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ICIPAL_BUILDING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unicipal Building Off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ipal Bldg Off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ICIPAL_HEALTH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unicipal Health Unit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Health Un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ICIPAL_POL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unicipal Pol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Pol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ther Party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DETECTIO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Det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T_FIR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xtent of f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T_SMOK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spre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_NUM_PERSONS_DISPLACED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Estimated number of persons displac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# of persons displac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SIBLE_BUSINESS_IMPACT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Bus. Impa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"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mpl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C_STATUS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Stat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C_typ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D_STATUS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Statu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llegal Bldg 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D_HEIGHT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He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VEL_OF_ORIGI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Level Of Ori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_OF_STRUCTUR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ge of Struc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PRESENCE_AND_OPERATION_MAIN_FLOOR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presence and 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FAILURE_TO_OPERAT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failure to ope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TYP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OTHER_FLOOR_PRESEN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other floor(s) prsence and 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ON_ALL_FLOORS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every lev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IMPACT_ON_EVAC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mpact of alarm operation on persons at risk of injury Evac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MOKE_ALARM_IMPACT_ON_NUM_EVAC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6" office:value-type="string" calcext:value-type="string">
            <text:p>Number of persons evacuated as a result of hearing alarm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Impact of alarm operation on persons at risk of injury <text:s/># Evac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_ALARM_SYSTEM_PRESEN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Pres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_ALARM_SYSTEM_OPERATIO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_ALARM_SYSTEM_IMPACT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Impact of system 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INKLER_SYSTEM_PRESEN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pres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INKLER_SYSTEM_ACTIVATIO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activ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 Units\CAD_UNIT_ID</text:p>
          </table:table-cell>
          <table:table-cell table:number-columns-repeated="2"/>
          <table:table-cell table:style-name="ce7" office:value-type="string" calcext:value-type="string">
            <text:p>Unit ID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Units\DISPATCH_TIME</text:p>
          </table:table-cell>
          <table:table-cell table:number-columns-repeated="2"/>
          <table:table-cell table:style-name="ce7" office:value-type="string" calcext:value-type="string">
            <text:p>Dispatch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Units\ENROUTE_TIME</text:p>
          </table:table-cell>
          <table:table-cell table:number-columns-repeated="2"/>
          <table:table-cell table:style-name="ce8" office:value-type="string" calcext:value-type="string">
            <text:p>Enroute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Units\ARRIVE_TIME</text:p>
          </table:table-cell>
          <table:table-cell table:number-columns-repeated="2"/>
          <table:table-cell table:style-name="ce8" office:value-type="string" calcext:value-type="string">
            <text:p>Arrival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Units\CLEAR_TIME</text:p>
          </table:table-cell>
          <table:table-cell table:number-columns-repeated="2"/>
          <table:table-cell table:style-name="ce8" office:value-type="string" calcext:value-type="string">
            <text:p>Clear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2.$A$1" table:cell-range-address="$Sheet2.$A$1:.$F$117"/>
        </table:named-expressions>
      </table:table>
      <table:named-expressions/>
      <table:database-ranges>
        <table:database-range table:name="__Anonymous_Sheet_DB__0" table:target-range-address="Sheet2.A1:Sheet2.F11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3:43:05.9265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estru</meta:initial-creator>
    <meta:creation-date>2015-08-25T18:06:19</meta:creation-date>
    <dc:date>2018-06-04T15:37:44.015887000</dc:date>
    <meta:generator>LibreOffice/5.2.2.2$MacOSX_X86_64 LibreOffice_project/8f96e87c890bf8fa77463cd4b640a2312823f3ad</meta:generator>
    <meta:editing-duration>PT45M43S</meta:editing-duration>
    <meta:editing-cycles>9</meta:editing-cycles>
    <meta:document-statistic meta:table-count="1" meta:cell-count="569" meta:object-count="0"/>
    <meta:user-defined meta:name="AppVersion">12.0000</meta:user-defined>
    <meta:user-defined meta:name="Company">MG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